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NewRomanPSMT" svg:font-family="TimesNewRomanPSMT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6.04mm"/>
    </style:style>
    <style:style style:name="co3" style:family="table-column">
      <style:table-column-properties fo:break-before="auto" style:column-width="9.95mm"/>
    </style:style>
    <style:style style:name="co4" style:family="table-column">
      <style:table-column-properties fo:break-before="auto" style:column-width="85.2mm"/>
    </style:style>
    <style:style style:name="co5" style:family="table-column">
      <style:table-column-properties fo:break-before="auto" style:column-width="41.7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2.49mm"/>
    </style:style>
    <style:style style:name="co8" style:family="table-column">
      <style:table-column-properties fo:break-before="auto" style:column-width="26.58mm"/>
    </style:style>
    <style:style style:name="co9" style:family="table-column">
      <style:table-column-properties fo:break-before="auto" style:column-width="75.79mm"/>
    </style:style>
    <style:style style:name="co10" style:family="table-column">
      <style:table-column-properties fo:break-before="auto" style:column-width="5.03mm"/>
    </style:style>
    <style:style style:name="co11" style:family="table-column">
      <style:table-column-properties fo:break-before="auto" style:column-width="93.49mm"/>
    </style:style>
    <style:style style:name="co12" style:family="table-column">
      <style:table-column-properties fo:break-before="auto" style:column-width="102.43mm"/>
    </style:style>
    <style:style style:name="co13" style:family="table-column">
      <style:table-column-properties fo:break-before="auto" style:column-width="4.2mm"/>
    </style:style>
    <style:style style:name="co14" style:family="table-column">
      <style:table-column-properties fo:break-before="auto" style:column-width="175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MiG-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AV/COM</text:p>
          </table:table-cell>
          <table:table-cell table:number-columns-repeated="2"/>
          <table:table-cell table:style-name="ce1" office:value-type="string" calcext:value-type="string">
            <text:p>Weapon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number-columns-repeated="2"/>
          <table:table-cell table:style-name="ce1" office:value-type="string" calcext:value-type="string">
            <text:p>Guns</text:p>
          </table:table-cell>
          <table:table-cell table:style-name="ce1" office:value-type="string" calcext:value-type="string">
            <text:p>Buttons</text:p>
          </table:table-cell>
          <table:table-cell/>
        </table:table-row>
        <table:table-row table:style-name="ro1">
          <table:table-cell office:value-type="string" calcext:value-type="string">
            <text:p>NPP – RSBN/ARK</text:p>
          </table:table-cell>
          <table:table-cell office:value-type="string" calcext:value-type="string">
            <text:p>LAlt+N</text:p>
          </table:table-cell>
          <table:table-cell/>
          <table:table-cell office:value-type="string" calcext:value-type="string">
            <text:p>GSh-23 Gun On/Off</text:p>
          </table:table-cell>
          <table:table-cell office:value-type="string" calcext:value-type="string">
            <text:p>RShift+.</text:p>
          </table:table-cell>
          <table:table-cell/>
        </table:table-row>
        <table:table-row table:style-name="ro1">
          <table:table-cell table:style-name="ce1" office:value-type="string" calcext:value-type="string">
            <text:p>ARK Sectors</text:p>
          </table:table-cell>
          <table:table-cell table:style-name="ce1" office:value-type="string" calcext:value-type="string">
            <text:p>Rotary</text:p>
          </table:table-cell>
          <table:table-cell/>
          <table:table-cell office:value-type="string" calcext:value-type="string">
            <text:p>Gun reload – 1</text:p>
          </table:table-cell>
          <table:table-cell table:style-name="ce3" office:value-type="string" calcext:value-type="string">
            <text:p>LAlt+1</text:p>
          </table:table-cell>
          <table:table-cell/>
        </table:table-row>
        <table:table-row table:style-name="ro1">
          <table:table-cell office:value-type="string" calcext:value-type="string">
            <text:p>ARK Sector I-1 (UA)</text:p>
          </table:table-cell>
          <table:table-cell office:value-type="string" calcext:value-type="string">
            <text:p>RAlt+1</text:p>
          </table:table-cell>
          <table:table-cell/>
          <table:table-cell office:value-type="string" calcext:value-type="string">
            <text:p>Gun reload – 2</text:p>
          </table:table-cell>
          <table:table-cell table:style-name="ce3" office:value-type="string" calcext:value-type="string">
            <text:p>LAlt+2</text:p>
          </table:table-cell>
          <table:table-cell/>
        </table:table-row>
        <table:table-row table:style-name="ro1">
          <table:table-cell office:value-type="string" calcext:value-type="string">
            <text:p>ARK Sector I-2</text:p>
          </table:table-cell>
          <table:table-cell office:value-type="string" calcext:value-type="string">
            <text:p>RAlt+2</text:p>
          </table:table-cell>
          <table:table-cell/>
          <table:table-cell office:value-type="string" calcext:value-type="string">
            <text:p>Gun reload – 3</text:p>
          </table:table-cell>
          <table:table-cell table:style-name="ce3" office:value-type="string" calcext:value-type="string">
            <text:p>LAlt+3</text:p>
          </table:table-cell>
          <table:table-cell/>
        </table:table-row>
        <table:table-row table:style-name="ro1">
          <table:table-cell office:value-type="string" calcext:value-type="string">
            <text:p>ARK Sector II-1 (RU)</text:p>
          </table:table-cell>
          <table:table-cell office:value-type="string" calcext:value-type="string">
            <text:p>RAlt+3</text:p>
          </table:table-cell>
          <table:table-cell/>
          <table:table-cell table:style-name="ce1" office:value-type="string" calcext:value-type="string">
            <text:p>Pay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 Sector II-2 (UA)</text:p>
          </table:table-cell>
          <table:table-cell office:value-type="string" calcext:value-type="string">
            <text:p>RAlt+4</text:p>
          </table:table-cell>
          <table:table-cell/>
          <table:table-cell office:value-type="string" calcext:value-type="string">
            <text:p>Missiles Heat On/Off</text:p>
          </table:table-cell>
          <table:table-cell office:value-type="string" calcext:value-type="string">
            <text:p>RShift+B</text:p>
          </table:table-cell>
          <table:table-cell/>
        </table:table-row>
        <table:table-row table:style-name="ro1">
          <table:table-cell office:value-type="string" calcext:value-type="string">
            <text:p>ARK Sector III-1 (GE)</text:p>
          </table:table-cell>
          <table:table-cell office:value-type="string" calcext:value-type="string">
            <text:p>RAlt+5</text:p>
          </table:table-cell>
          <table:table-cell/>
          <table:table-cell office:value-type="string" calcext:value-type="string">
            <text:p>Missiles – Rocket Launch On/Off</text:p>
          </table:table-cell>
          <table:table-cell office:value-type="string" calcext:value-type="string">
            <text:p>RShift+N</text:p>
          </table:table-cell>
          <table:table-cell/>
        </table:table-row>
        <table:table-row table:style-name="ro1">
          <table:table-cell office:value-type="string" calcext:value-type="string">
            <text:p>ARK Sector III-2</text:p>
          </table:table-cell>
          <table:table-cell office:value-type="string" calcext:value-type="string">
            <text:p>RAlt+6</text:p>
          </table:table-cell>
          <table:table-cell/>
          <table:table-cell office:value-type="string" calcext:value-type="string">
            <text:p>Pylon 1-2 Power On/Off</text:p>
          </table:table-cell>
          <table:table-cell office:value-type="string" calcext:value-type="string">
            <text:p>RShift+M</text:p>
          </table:table-cell>
          <table:table-cell/>
        </table:table-row>
        <table:table-row table:style-name="ro1">
          <table:table-cell office:value-type="string" calcext:value-type="string">
            <text:p>ARK Sector IV-1</text:p>
          </table:table-cell>
          <table:table-cell office:value-type="string" calcext:value-type="string">
            <text:p>RAlt+7</text:p>
          </table:table-cell>
          <table:table-cell/>
          <table:table-cell office:value-type="string" calcext:value-type="string">
            <text:p>Pylon 3-4 Power On/Off</text:p>
          </table:table-cell>
          <table:table-cell office:value-type="string" calcext:value-type="string">
            <text:p>RShift+.</text:p>
          </table:table-cell>
          <table:table-cell/>
        </table:table-row>
        <table:table-row table:style-name="ro1">
          <table:table-cell office:value-type="string" calcext:value-type="string">
            <text:p>ARK Sector IV-2</text:p>
          </table:table-cell>
          <table:table-cell office:value-type="string" calcext:value-type="string">
            <text:p>RAlt+8</text:p>
          </table:table-cell>
          <table:table-cell/>
          <table:table-cell office:value-type="string" calcext:value-type="string">
            <text:p>Tactical Drop Safety Cover Open</text:p>
          </table:table-cell>
          <table:table-cell office:value-type="string" calcext:value-type="string">
            <text:p>RAlt+=</text:p>
          </table:table-cell>
          <table:table-cell/>
        </table:table-row>
        <table:table-row table:style-name="ro1">
          <table:table-cell table:style-name="ce1" office:value-type="string" calcext:value-type="string">
            <text:p>ARK Channels</text:p>
          </table:table-cell>
          <table:table-cell table:style-name="ce1" office:value-type="string" calcext:value-type="string">
            <text:p>Radiobuttons</text:p>
          </table:table-cell>
          <table:table-cell/>
          <table:table-cell office:value-type="string" calcext:value-type="string">
            <text:p>Tactical Drop On</text:p>
          </table:table-cell>
          <table:table-cell office:value-type="string" calcext:value-type="string">
            <text:p>RCtrl+=</text:p>
          </table:table-cell>
          <table:table-cell/>
        </table:table-row>
        <table:table-row table:style-name="ro1">
          <table:table-cell office:value-type="string" calcext:value-type="string">
            <text:p>ARK Channel 1</text:p>
          </table:table-cell>
          <table:table-cell office:value-type="string" calcext:value-type="string">
            <text:p>RShift+1</text:p>
          </table:table-cell>
          <table:table-cell/>
          <table:table-cell office:value-type="string" calcext:value-type="string">
            <text:p>Tactical Drop Off</text:p>
          </table:table-cell>
          <table:table-cell office:value-type="string" calcext:value-type="string">
            <text:p>RAlt+RShift+=</text:p>
          </table:table-cell>
          <table:table-cell/>
        </table:table-row>
        <table:table-row table:style-name="ro1">
          <table:table-cell office:value-type="string" calcext:value-type="string">
            <text:p>ARK Channel 2</text:p>
          </table:table-cell>
          <table:table-cell office:value-type="string" calcext:value-type="string">
            <text:p>RShift+2</text:p>
          </table:table-cell>
          <table:table-cell/>
          <table:table-cell office:value-type="string" calcext:value-type="string">
            <text:p>Tactical Drop Safety Cover Close</text:p>
          </table:table-cell>
          <table:table-cell office:value-type="string" calcext:value-type="string">
            <text:p>RAlt+RCtrl+=</text:p>
          </table:table-cell>
          <table:table-cell/>
        </table:table-row>
        <table:table-row table:style-name="ro1">
          <table:table-cell office:value-type="string" calcext:value-type="string">
            <text:p>ARK Channel 3</text:p>
          </table:table-cell>
          <table:table-cell office:value-type="string" calcext:value-type="string">
            <text:p>RShift+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K Channel 4</text:p>
          </table:table-cell>
          <table:table-cell office:value-type="string" calcext:value-type="string">
            <text:p>RShift+4</text:p>
          </table:table-cell>
          <table:table-cell/>
          <table:table-cell table:style-name="ce1" office:value-type="string" calcext:value-type="string">
            <text:p>Ra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 Channel 5</text:p>
          </table:table-cell>
          <table:table-cell office:value-type="string" calcext:value-type="string">
            <text:p>RShift+5</text:p>
          </table:table-cell>
          <table:table-cell/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ultistate switches</text:p>
          </table:table-cell>
          <table:table-cell/>
        </table:table-row>
        <table:table-row table:style-name="ro1">
          <table:table-cell office:value-type="string" calcext:value-type="string">
            <text:p>ARK Channel 6</text:p>
          </table:table-cell>
          <table:table-cell office:value-type="string" calcext:value-type="string">
            <text:p>RShift+6</text:p>
          </table:table-cell>
          <table:table-cell/>
          <table:table-cell office:value-type="string" calcext:value-type="string">
            <text:p>Radar off</text:p>
          </table:table-cell>
          <table:table-cell office:value-type="string" calcext:value-type="string">
            <text:p>LCtrl+LShift+4</text:p>
          </table:table-cell>
          <table:table-cell/>
        </table:table-row>
        <table:table-row table:style-name="ro1">
          <table:table-cell office:value-type="string" calcext:value-type="string">
            <text:p>ARK Channel 7</text:p>
          </table:table-cell>
          <table:table-cell office:value-type="string" calcext:value-type="string">
            <text:p>RShift+7</text:p>
          </table:table-cell>
          <table:table-cell/>
          <table:table-cell office:value-type="string" calcext:value-type="string">
            <text:p>Radar standby</text:p>
          </table:table-cell>
          <table:table-cell office:value-type="string" calcext:value-type="string">
            <text:p>LAlt+4</text:p>
          </table:table-cell>
          <table:table-cell/>
        </table:table-row>
        <table:table-row table:style-name="ro1">
          <table:table-cell office:value-type="string" calcext:value-type="string">
            <text:p>ARK Channel 8</text:p>
          </table:table-cell>
          <table:table-cell office:value-type="string" calcext:value-type="string">
            <text:p>RShift+8</text:p>
          </table:table-cell>
          <table:table-cell/>
          <table:table-cell office:value-type="string" calcext:value-type="string">
            <text:p>Radar on</text:p>
          </table:table-cell>
          <table:table-cell office:value-type="string" calcext:value-type="string">
            <text:p>LAlt+LShift+4</text:p>
          </table:table-cell>
          <table:table-cell/>
        </table:table-row>
        <table:table-row table:style-name="ro1">
          <table:table-cell office:value-type="string" calcext:value-type="string">
            <text:p>ARK Channel 9</text:p>
          </table:table-cell>
          <table:table-cell office:value-type="string" calcext:value-type="string">
            <text:p>RShift+9</text:p>
          </table:table-cell>
          <table:table-cell/>
          <table:table-cell office:value-type="string" calcext:value-type="string">
            <text:p>Low altitude filter off</text:p>
          </table:table-cell>
          <table:table-cell office:value-type="string" calcext:value-type="string">
            <text:p>LCtrl+LShift+5</text:p>
          </table:table-cell>
          <table:table-cell/>
        </table:table-row>
        <table:table-row table:style-name="ro1">
          <table:table-cell table:style-name="ce1" office:value-type="string" calcext:value-type="string">
            <text:p>RSBN</text:p>
          </table:table-cell>
          <table:table-cell table:style-name="ce1" office:value-type="string" calcext:value-type="string">
            <text:p>Various</text:p>
          </table:table-cell>
          <table:table-cell/>
          <table:table-cell office:value-type="string" calcext:value-type="string">
            <text:p>Low altitude filter</text:p>
          </table:table-cell>
          <table:table-cell office:value-type="string" calcext:value-type="string">
            <text:p>LAlt+5</text:p>
          </table:table-cell>
          <table:table-cell/>
        </table:table-row>
        <table:table-row table:style-name="ro1">
          <table:table-cell office:value-type="string" calcext:value-type="string">
            <text:p>RSBN Mode (CLD/NAV/LDG)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ow altitude antenna tilt</text:p>
          </table:table-cell>
          <table:table-cell office:value-type="string" calcext:value-type="string">
            <text:p>LAlt+LShift+5</text:p>
          </table:table-cell>
          <table:table-cell/>
        </table:table-row>
        <table:table-row table:style-name="ro1">
          <table:table-cell office:value-type="string" calcext:value-type="string">
            <text:p>RSBN Nav channel ++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ocked beam off</text:p>
          </table:table-cell>
          <table:table-cell office:value-type="string" calcext:value-type="string">
            <text:p>LCtrl+LShift+6</text:p>
          </table:table-cell>
          <table:table-cell/>
        </table:table-row>
        <table:table-row table:style-name="ro1">
          <table:table-cell office:value-type="string" calcext:value-type="string">
            <text:p>RSBN Nav channel --</text:p>
          </table:table-cell>
          <table:table-cell office:value-type="string" calcext:value-type="string">
            <text:p>LShift+Y</text:p>
          </table:table-cell>
          <table:table-cell/>
          <table:table-cell office:value-type="string" calcext:value-type="string">
            <text:p>Locked beam on</text:p>
          </table:table-cell>
          <table:table-cell office:value-type="string" calcext:value-type="string">
            <text:p>LAlt+6</text:p>
          </table:table-cell>
          <table:table-cell/>
        </table:table-row>
        <table:table-row table:style-name="ro1">
          <table:table-cell office:value-type="string" calcext:value-type="string">
            <text:p>RSBN Land channel ++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Target Lock</text:p>
          </table:table-cell>
          <table:table-cell office:value-type="string" calcext:value-type="string">
            <text:p>Enter</text:p>
          </table:table-cell>
          <table:table-cell/>
        </table:table-row>
        <table:table-row table:style-name="ro1">
          <table:table-cell office:value-type="string" calcext:value-type="string">
            <text:p>RSBN Land channel --</text:p>
          </table:table-cell>
          <table:table-cell office:value-type="string" calcext:value-type="string">
            <text:p>LShift+U</text:p>
          </table:table-cell>
          <table:table-cell/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Radiobuttons</text:p>
          </table:table-cell>
          <table:table-cell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number-columns-repeated="2"/>
          <table:table-cell office:value-type="string" calcext:value-type="string">
            <text:p>Filter – active</text:p>
          </table:table-cell>
          <table:table-cell office:value-type="string" calcext:value-type="string">
            <text:p>LShift+Q</text:p>
          </table:table-cell>
          <table:table-cell office:value-type="string" calcext:value-type="string">
            <text:p>Непрерывные</text:p>
          </table:table-cell>
        </table:table-row>
        <table:table-row table:style-name="ro1">
          <table:table-cell table:style-name="ce2" office:value-type="string" calcext:value-type="string">
            <text:p>Radio channel ++</text:p>
          </table:table-cell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Filter – mixed</text:p>
          </table:table-cell>
          <table:table-cell office:value-type="string" calcext:value-type="string">
            <text:p>LShift+W</text:p>
          </table:table-cell>
          <table:table-cell office:value-type="string" calcext:value-type="string">
            <text:p>Прерываемые</text:p>
          </table:table-cell>
        </table:table-row>
        <table:table-row table:style-name="ro1">
          <table:table-cell office:value-type="string" calcext:value-type="string">
            <text:p>Radio channel --</text:p>
          </table:table-cell>
          <table:table-cell office:value-type="string" calcext:value-type="string">
            <text:p>]</text:p>
          </table:table-cell>
          <table:table-cell/>
          <table:table-cell office:value-type="string" calcext:value-type="string">
            <text:p>Filter – passive</text:p>
          </table:table-cell>
          <table:table-cell office:value-type="string" calcext:value-type="string">
            <text:p>Lshift+E</text:p>
          </table:table-cell>
          <table:table-cell office:value-type="string" calcext:value-type="string">
            <text:p>Пассивны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lter – mete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Метео</text:p>
          </table:table-cell>
        </table:table-row>
        <table:table-row table:style-name="ro1">
          <table:table-cell table:style-name="ce1" office:value-type="string" calcext:value-type="string">
            <text:p>Aux flight</text:p>
          </table:table-cell>
          <table:table-cell table:number-columns-repeated="2"/>
          <table:table-cell office:value-type="string" calcext:value-type="string">
            <text:p>Filter – IFF</text:p>
          </table:table-cell>
          <table:table-cell office:value-type="string" calcext:value-type="string">
            <text:p>LShift+A</text:p>
          </table:table-cell>
          <table:table-cell office:value-type="string" calcext:value-type="string">
            <text:p>Запрос</text:p>
          </table:table-cell>
        </table:table-row>
        <table:table-row table:style-name="ro1">
          <table:table-cell table:style-name="ce1" office:value-type="string" calcext:value-type="string">
            <text:p>Altitude warning</text:p>
          </table:table-cell>
          <table:table-cell table:style-name="ce1" office:value-type="string" calcext:value-type="string">
            <text:p>Rotary</text:p>
          </table:table-cell>
          <table:table-cell/>
          <table:table-cell office:value-type="string" calcext:value-type="string">
            <text:p>Filter – Lowspeed</text:p>
          </table:table-cell>
          <table:table-cell office:value-type="string" calcext:value-type="string">
            <text:p>LShift+S</text:p>
          </table:table-cell>
          <table:table-cell office:value-type="string" calcext:value-type="string">
            <text:p>Низкоскоростные</text:p>
          </table:table-cell>
        </table:table-row>
        <table:table-row table:style-name="ro1">
          <table:table-cell office:value-type="string" calcext:value-type="string">
            <text:p>Danger Altitude off</text:p>
          </table:table-cell>
          <table:table-cell table:style-name="ce3" office:value-type="string" calcext:value-type="string">
            <text:p>RCtrl+0</text:p>
          </table:table-cell>
          <table:table-cell/>
          <table:table-cell office:value-type="string" calcext:value-type="string">
            <text:p>Filter – self-test</text:p>
          </table:table-cell>
          <table:table-cell office:value-type="string" calcext:value-type="string">
            <text:p>LShift+D</text:p>
          </table:table-cell>
          <table:table-cell office:value-type="string" calcext:value-type="string">
            <text:p>Контроля</text:p>
          </table:table-cell>
        </table:table-row>
        <table:table-row table:style-name="ro1">
          <table:table-cell office:value-type="string" calcext:value-type="string">
            <text:p>Danger Altitude 50</text:p>
          </table:table-cell>
          <table:table-cell table:style-name="ce3" office:value-type="string" calcext:value-type="string">
            <text:p>RCtrl+1</text:p>
          </table:table-cell>
          <table:table-cell/>
          <table:table-cell office:value-type="string" calcext:value-type="string">
            <text:p>Filter – reset</text:p>
          </table:table-cell>
          <table:table-cell office:value-type="string" calcext:value-type="string">
            <text:p>LCtrl+LShift+F</text:p>
          </table:table-cell>
          <table:table-cell office:value-type="string" calcext:value-type="string">
            <text:p>Сброс</text:p>
          </table:table-cell>
        </table:table-row>
        <table:table-row table:style-name="ro1">
          <table:table-cell office:value-type="string" calcext:value-type="string">
            <text:p>Danger Altitude 100</text:p>
          </table:table-cell>
          <table:table-cell table:style-name="ce3" office:value-type="string" calcext:value-type="string">
            <text:p>RCtrl+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ger Altitude 150</text:p>
          </table:table-cell>
          <table:table-cell table:style-name="ce3" office:value-type="string" calcext:value-type="string">
            <text:p>RCtrl+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Danger Altitude 200</text:p>
          </table:table-cell>
          <table:table-cell table:style-name="ce3" office:value-type="string" calcext:value-type="string">
            <text:p>RCtrl+4</text:p>
          </table:table-cell>
          <table:table-cell/>
          <table:table-cell table:style-name="ce1" office:value-type="string" calcext:value-type="string">
            <text:p>Jettison</text:p>
          </table:table-cell>
          <table:table-cell table:style-name="ce1" office:value-type="string" calcext:value-type="string">
            <text:p>Various</text:p>
          </table:table-cell>
          <table:table-cell/>
        </table:table-row>
        <table:table-row table:style-name="ro1">
          <table:table-cell office:value-type="string" calcext:value-type="string">
            <text:p>Danger Altitude 250</text:p>
          </table:table-cell>
          <table:table-cell table:style-name="ce3" office:value-type="string" calcext:value-type="string">
            <text:p>RCtrl+5</text:p>
          </table:table-cell>
          <table:table-cell/>
          <table:table-cell office:value-type="string" calcext:value-type="string">
            <text:p>Eject</text:p>
          </table:table-cell>
          <table:table-cell office:value-type="string" calcext:value-type="string">
            <text:p>LCtrl+E LCtrl+E LCtrl+E</text:p>
          </table:table-cell>
          <table:table-cell/>
        </table:table-row>
        <table:table-row table:style-name="ro1">
          <table:table-cell office:value-type="string" calcext:value-type="string">
            <text:p>Danger Altitude 300</text:p>
          </table:table-cell>
          <table:table-cell table:style-name="ce3" office:value-type="string" calcext:value-type="string">
            <text:p>RCtrl+6</text:p>
          </table:table-cell>
          <table:table-cell/>
          <table:table-cell office:value-type="string" calcext:value-type="string">
            <text:p>Drop Center Fuel Pod</text:p>
          </table:table-cell>
          <table:table-cell office:value-type="string" calcext:value-type="string">
            <text:p>RCtrl+PageUp</text:p>
          </table:table-cell>
          <table:table-cell/>
        </table:table-row>
        <table:table-row table:style-name="ro1">
          <table:table-cell office:value-type="string" calcext:value-type="string">
            <text:p>Danger Altitude 400</text:p>
          </table:table-cell>
          <table:table-cell table:style-name="ce3" office:value-type="string" calcext:value-type="string">
            <text:p>RCtrl+7</text:p>
          </table:table-cell>
          <table:table-cell/>
          <table:table-cell office:value-type="string" calcext:value-type="string">
            <text:p>Drop Wing Fuel Pods Cover Open/Close</text:p>
          </table:table-cell>
          <table:table-cell office:value-type="string" calcext:value-type="string">
            <text:p>RShift+PageDown</text:p>
          </table:table-cell>
          <table:table-cell/>
        </table:table-row>
        <table:table-row table:style-name="ro1">
          <table:table-cell table:style-name="ce1" office:value-type="string" calcext:value-type="string">
            <text:p>Autopilot</text:p>
          </table:table-cell>
          <table:table-cell table:style-name="ce1" office:value-type="string" calcext:value-type="string">
            <text:p>Radiobuttons</text:p>
          </table:table-cell>
          <table:table-cell/>
          <table:table-cell office:value-type="string" calcext:value-type="string">
            <text:p>Drop Wing Fuel Pods</text:p>
          </table:table-cell>
          <table:table-cell office:value-type="string" calcext:value-type="string">
            <text:p>RCtrl+PageDown</text:p>
          </table:table-cell>
          <table:table-cell/>
        </table:table-row>
        <table:table-row table:style-name="ro1">
          <table:table-cell office:value-type="string" calcext:value-type="string">
            <text:p>SAU – Hold Altitude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ettison Inner Pylons – Safety Cover Open</text:p>
          </table:table-cell>
          <table:table-cell office:value-type="string" calcext:value-type="string">
            <text:p>RShift+Delete</text:p>
          </table:table-cell>
          <table:table-cell/>
        </table:table-row>
        <table:table-row table:style-name="ro1">
          <table:table-cell office:value-type="string" calcext:value-type="string">
            <text:p>SAU – Low Altitude Recovery On/Off</text:p>
          </table:table-cell>
          <table:table-cell office:value-type="string" calcext:value-type="string">
            <text:p>RCtrl+S</text:p>
          </table:table-cell>
          <table:table-cell/>
          <table:table-cell office:value-type="string" calcext:value-type="string">
            <text:p>Jettison Inner Pylons</text:p>
          </table:table-cell>
          <table:table-cell office:value-type="string" calcext:value-type="string">
            <text:p>RAlt+Delete</text:p>
          </table:table-cell>
          <table:table-cell/>
        </table:table-row>
        <table:table-row table:style-name="ro1">
          <table:table-cell office:value-type="string" calcext:value-type="string">
            <text:p>SAU – Recovery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Jettison Payload Inner Pylons – Safety Cover Close</text:p>
          </table:table-cell>
          <table:table-cell office:value-type="string" calcext:value-type="string">
            <text:p>RCtrl+RShift+Delete</text:p>
          </table:table-cell>
          <table:table-cell/>
        </table:table-row>
        <table:table-row table:style-name="ro1">
          <table:table-cell office:value-type="string" calcext:value-type="string">
            <text:p>SAU – Stabilize</text:p>
          </table:table-cell>
          <table:table-cell office:value-type="string" calcext:value-type="string">
            <text:p>LAlt+A</text:p>
          </table:table-cell>
          <table:table-cell/>
          <table:table-cell office:value-type="string" calcext:value-type="string">
            <text:p>Jettison Outer Pylons – Safety Cover Open</text:p>
          </table:table-cell>
          <table:table-cell office:value-type="string" calcext:value-type="string">
            <text:p>RShift+Insert</text:p>
          </table:table-cell>
          <table:table-cell/>
        </table:table-row>
        <table:table-row table:style-name="ro1">
          <table:table-cell office:value-type="string" calcext:value-type="string">
            <text:p>SAU Cancel Landing Mode</text:p>
          </table:table-cell>
          <table:table-cell office:value-type="string" calcext:value-type="string">
            <text:p>RAlt+RShift+A</text:p>
          </table:table-cell>
          <table:table-cell/>
          <table:table-cell office:value-type="string" calcext:value-type="string">
            <text:p>Jettison Outer Pylons</text:p>
          </table:table-cell>
          <table:table-cell office:value-type="string" calcext:value-type="string">
            <text:p>RAlt+Insert</text:p>
          </table:table-cell>
          <table:table-cell/>
        </table:table-row>
        <table:table-row table:style-name="ro1">
          <table:table-cell office:value-type="string" calcext:value-type="string">
            <text:p>SAU Landing – Auto</text:p>
          </table:table-cell>
          <table:table-cell office:value-type="string" calcext:value-type="string">
            <text:p>RAlt+A</text:p>
          </table:table-cell>
          <table:table-cell/>
          <table:table-cell office:value-type="string" calcext:value-type="string">
            <text:p>Jettison Outer Pylons – Safety Cover Close</text:p>
          </table:table-cell>
          <table:table-cell office:value-type="string" calcext:value-type="string">
            <text:p>RCtrl+RShift+Insert</text:p>
          </table:table-cell>
          <table:table-cell/>
        </table:table-row>
        <table:table-row table:style-name="ro1">
          <table:table-cell office:value-type="string" calcext:value-type="string">
            <text:p>SAU Landing – Command</text:p>
          </table:table-cell>
          <table:table-cell office:value-type="string" calcext:value-type="string">
            <text:p>RShift+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U cancel current mode</text:p>
          </table:table-cell>
          <table:table-cell office:value-type="string" calcext:value-type="string">
            <text:p>LAlt+LCtrl+A</text:p>
          </table:table-cell>
          <table:table-cell/>
          <table:table-cell table:style-name="ce1" office:value-type="string" calcext:value-type="string">
            <text:p>Gear</text:p>
          </table:table-cell>
          <table:table-cell table:style-name="ce1" office:value-type="string" calcext:value-type="string">
            <text:p>Multistate switch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ars Handle lock released</text:p>
          </table:table-cell>
          <table:table-cell office:value-type="string" calcext:value-type="string">
            <text:p>RShift+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ars Handle lock engaged</text:p>
          </table:table-cell>
          <table:table-cell office:value-type="string" calcext:value-type="string">
            <text:p>RCtrl+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ars Down</text:p>
          </table:table-cell>
          <table:table-cell office:value-type="string" calcext:value-type="string">
            <text:p>LShift+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ars Handle Neutral</text:p>
          </table:table-cell>
          <table:table-cell office:value-type="string" calcext:value-type="string">
            <text:p>LCtrl+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ars Up</text:p>
          </table:table-cell>
          <table:table-cell office:value-type="string" calcext:value-type="string">
            <text:p>G</text:p>
          </table:table-cell>
          <table:table-cell/>
        </table:table-row>
      </table:table>
      <table:table table:name="MiG-21 converter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ypresses</text:p>
          </table:table-cell>
          <table:table-cell office:value-type="string" calcext:value-type="string">
            <text:p>Name token</text:p>
          </table:table-cell>
          <table:table-cell office:value-type="string" calcext:value-type="string">
            <text:p>AHK Mac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me key-value</text:p>
          </table:table-cell>
          <table:table-cell office:value-type="string" calcext:value-type="string">
            <text:p>recording key-valu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atenat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</text:p>
          </table:table-cell>
          <table:table-cell table:number-columns-repeated="3"/>
          <table:table-cell table:formula="of:=CONCATENATE([.E2];[.F2];[.G2];[.H2])" office:value-type="string" office:string-value="[" calcext:value-type="string">
            <text:p>[</text:p>
          </table:table-cell>
        </table:table-row>
        <table:table-row table:style-name="ro1">
          <table:table-cell office:value-type="string" calcext:value-type="string">
            <text:p>SAU – Stabilize</text:p>
          </table:table-cell>
          <table:table-cell office:value-type="string" calcext:value-type="string">
            <text:p>LAlt+A</text:p>
          </table:table-cell>
          <table:table-cell table:formula="of:=SUBSTITUTE(SUBSTITUTE(SUBSTITUTE(UPPER([.A3]);&quot;– &quot;;&quot;&quot;);&quot; &quot;;&quot;_&quot;);&quot;/&quot;;&quot;&quot;)" office:value-type="string" office:string-value="SAU_STABILIZE" calcext:value-type="string">
            <text:p>SAU_STABILIZE</text:p>
          </table:table-cell>
          <table:table-cell office:value-type="string" calcext:value-type="string">
            <text:p>{LAlt down}a{L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3];&quot;&quot;&quot;&quot;;&quot;, &quot;)" office:value-type="string" office:string-value="&quot;name&quot;: &quot;SAU_STABILIZE&quot;, " calcext:value-type="string">
            <text:p>"name": "SAU_STABILIZE", </text:p>
          </table:table-cell>
          <table:table-cell table:formula="of:=CONCATENATE(&quot;&quot;&quot;recording&quot;&quot;&quot;;&quot;: &quot;;&quot;&quot;&quot;&quot;;[.D3];&quot;&quot;&quot;&quot;;)" office:value-type="string" office:string-value="&quot;recording&quot;: &quot;{LAlt down}a{LAlt up}&quot;" calcext:value-type="string">
            <text:p>"recording": "{LAlt down}a{LAlt up}"</text:p>
          </table:table-cell>
          <table:table-cell office:value-type="string" calcext:value-type="string">
            <text:p>},</text:p>
          </table:table-cell>
          <table:table-cell table:formula="of:=CONCATENATE([.E3];[.F3];[.G3];[.H3])" office:value-type="string" office:string-value="{&quot;name&quot;: &quot;SAU_STABILIZE&quot;, &quot;recording&quot;: &quot;{LAlt down}a{LAlt up}&quot;}," calcext:value-type="string">
            <text:p>{"name": "SAU_STABILIZE", "recording": "{LAlt down}a{LAlt up}"},</text:p>
          </table:table-cell>
        </table:table-row>
        <table:table-row table:style-name="ro1">
          <table:table-cell office:value-type="string" calcext:value-type="string">
            <text:p>SAU – Hold Altitude</text:p>
          </table:table-cell>
          <table:table-cell office:value-type="string" calcext:value-type="string">
            <text:p>J</text:p>
          </table:table-cell>
          <table:table-cell table:formula="of:=SUBSTITUTE(SUBSTITUTE(SUBSTITUTE(UPPER([.A4]);&quot;– &quot;;&quot;&quot;);&quot; &quot;;&quot;_&quot;);&quot;/&quot;;&quot;&quot;)" office:value-type="string" office:string-value="SAU_HOLD_ALTITUDE" calcext:value-type="string">
            <text:p>SAU_HOLD_ALTITUD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4];&quot;&quot;&quot;&quot;;&quot;, &quot;)" office:value-type="string" office:string-value="&quot;name&quot;: &quot;SAU_HOLD_ALTITUDE&quot;, " calcext:value-type="string">
            <text:p>"name": "SAU_HOLD_ALTITUDE", </text:p>
          </table:table-cell>
          <table:table-cell table:formula="of:=CONCATENATE(&quot;&quot;&quot;recording&quot;&quot;&quot;;&quot;: &quot;;&quot;&quot;&quot;&quot;;[.D4];&quot;&quot;&quot;&quot;;)" office:value-type="string" office:string-value="&quot;recording&quot;: &quot;j&quot;" calcext:value-type="string">
            <text:p>"recording": "j"</text:p>
          </table:table-cell>
          <table:table-cell office:value-type="string" calcext:value-type="string">
            <text:p>},</text:p>
          </table:table-cell>
          <table:table-cell table:formula="of:=CONCATENATE([.E4];[.F4];[.G4];[.H4])" office:value-type="string" office:string-value="{&quot;name&quot;: &quot;SAU_HOLD_ALTITUDE&quot;, &quot;recording&quot;: &quot;j&quot;}," calcext:value-type="string">
            <text:p>{"name": "SAU_HOLD_ALTITUDE", "recording": "j"},</text:p>
          </table:table-cell>
        </table:table-row>
        <table:table-row table:style-name="ro1">
          <table:table-cell office:value-type="string" calcext:value-type="string">
            <text:p>SAU – Recovery</text:p>
          </table:table-cell>
          <table:table-cell office:value-type="string" calcext:value-type="string">
            <text:p>A</text:p>
          </table:table-cell>
          <table:table-cell table:formula="of:=SUBSTITUTE(SUBSTITUTE(SUBSTITUTE(UPPER([.A5]);&quot;– &quot;;&quot;&quot;);&quot; &quot;;&quot;_&quot;);&quot;/&quot;;&quot;&quot;)" office:value-type="string" office:string-value="SAU_RECOVERY" calcext:value-type="string">
            <text:p>SAU_RECOVE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5];&quot;&quot;&quot;&quot;;&quot;, &quot;)" office:value-type="string" office:string-value="&quot;name&quot;: &quot;SAU_RECOVERY&quot;, " calcext:value-type="string">
            <text:p>"name": "SAU_RECOVERY", </text:p>
          </table:table-cell>
          <table:table-cell table:formula="of:=CONCATENATE(&quot;&quot;&quot;recording&quot;&quot;&quot;;&quot;: &quot;;&quot;&quot;&quot;&quot;;[.D5];&quot;&quot;&quot;&quot;;)" office:value-type="string" office:string-value="&quot;recording&quot;: &quot;a&quot;" calcext:value-type="string">
            <text:p>"recording": "a"</text:p>
          </table:table-cell>
          <table:table-cell office:value-type="string" calcext:value-type="string">
            <text:p>},</text:p>
          </table:table-cell>
          <table:table-cell table:formula="of:=CONCATENATE([.E5];[.F5];[.G5];[.H5])" office:value-type="string" office:string-value="{&quot;name&quot;: &quot;SAU_RECOVERY&quot;, &quot;recording&quot;: &quot;a&quot;}," calcext:value-type="string">
            <text:p>{"name": "SAU_RECOVERY", "recording": "a"},</text:p>
          </table:table-cell>
        </table:table-row>
        <table:table-row table:style-name="ro1">
          <table:table-cell office:value-type="string" calcext:value-type="string">
            <text:p>SAU – Low Altitude Recovery On/Off</text:p>
          </table:table-cell>
          <table:table-cell office:value-type="string" calcext:value-type="string">
            <text:p>RCtrl+S</text:p>
          </table:table-cell>
          <table:table-cell table:formula="of:=SUBSTITUTE(SUBSTITUTE(SUBSTITUTE(UPPER([.A6]);&quot;– &quot;;&quot;&quot;);&quot; &quot;;&quot;_&quot;);&quot;/&quot;;&quot;&quot;)" office:value-type="string" office:string-value="SAU_LOW_ALTITUDE_RECOVERY_ONOFF" calcext:value-type="string">
            <text:p>SAU_LOW_ALTITUDE_RECOVERY_ONOFF</text:p>
          </table:table-cell>
          <table:table-cell office:value-type="string" calcext:value-type="string">
            <text:p>{RCtrl down}s{RCtrl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6];&quot;&quot;&quot;&quot;;&quot;, &quot;)" office:value-type="string" office:string-value="&quot;name&quot;: &quot;SAU_LOW_ALTITUDE_RECOVERY_ONOFF&quot;, " calcext:value-type="string">
            <text:p>"name": "SAU_LOW_ALTITUDE_RECOVERY_ONOFF", </text:p>
          </table:table-cell>
          <table:table-cell table:formula="of:=CONCATENATE(&quot;&quot;&quot;recording&quot;&quot;&quot;;&quot;: &quot;;&quot;&quot;&quot;&quot;;[.D6];&quot;&quot;&quot;&quot;;)" office:value-type="string" office:string-value="&quot;recording&quot;: &quot;{RCtrl down}s{RCtrl up}&quot;" calcext:value-type="string">
            <text:p>"recording": "{RCtrl down}s{RCtrl up}"</text:p>
          </table:table-cell>
          <table:table-cell office:value-type="string" calcext:value-type="string">
            <text:p>},</text:p>
          </table:table-cell>
          <table:table-cell table:formula="of:=CONCATENATE([.E6];[.F6];[.G6];[.H6])" office:value-type="string" office:string-value="{&quot;name&quot;: &quot;SAU_LOW_ALTITUDE_RECOVERY_ONOFF&quot;, &quot;recording&quot;: &quot;{RCtrl down}s{RCtrl up}&quot;}," calcext:value-type="string">
            <text:p>{"name": "SAU_LOW_ALTITUDE_RECOVERY_ONOFF", "recording": "{RCtrl down}s{RCtrl up}"},</text:p>
          </table:table-cell>
        </table:table-row>
        <table:table-row table:style-name="ro1">
          <table:table-cell office:value-type="string" calcext:value-type="string">
            <text:p>SAU cancel current mode</text:p>
          </table:table-cell>
          <table:table-cell office:value-type="string" calcext:value-type="string">
            <text:p>LAlt+LCtrl+A</text:p>
          </table:table-cell>
          <table:table-cell table:formula="of:=SUBSTITUTE(SUBSTITUTE(SUBSTITUTE(UPPER([.A7]);&quot;– &quot;;&quot;&quot;);&quot; &quot;;&quot;_&quot;);&quot;/&quot;;&quot;&quot;)" office:value-type="string" office:string-value="SAU_CANCEL_CURRENT_MODE" calcext:value-type="string">
            <text:p>SAU_CANCEL_CURRENT_MODE</text:p>
          </table:table-cell>
          <table:table-cell office:value-type="string" calcext:value-type="string">
            <text:p>{LAlt down}{LCtrl down}a{LCtrl up}{L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7];&quot;&quot;&quot;&quot;;&quot;, &quot;)" office:value-type="string" office:string-value="&quot;name&quot;: &quot;SAU_CANCEL_CURRENT_MODE&quot;, " calcext:value-type="string">
            <text:p>"name": "SAU_CANCEL_CURRENT_MODE", </text:p>
          </table:table-cell>
          <table:table-cell table:formula="of:=CONCATENATE(&quot;&quot;&quot;recording&quot;&quot;&quot;;&quot;: &quot;;&quot;&quot;&quot;&quot;;[.D7];&quot;&quot;&quot;&quot;;)" office:value-type="string" office:string-value="&quot;recording&quot;: &quot;{LAlt down}{LCtrl down}a{LCtrl up}{LAlt up}&quot;" calcext:value-type="string">
            <text:p>"recording": "{LAlt down}{LCtrl down}a{LCtrl up}{LAlt up}"</text:p>
          </table:table-cell>
          <table:table-cell office:value-type="string" calcext:value-type="string">
            <text:p>},</text:p>
          </table:table-cell>
          <table:table-cell table:formula="of:=CONCATENATE([.E7];[.F7];[.G7];[.H7])" office:value-type="string" office:string-value="{&quot;name&quot;: &quot;SAU_CANCEL_CURRENT_MODE&quot;, &quot;recording&quot;: &quot;{LAlt down}{LCtrl down}a{LCtrl up}{LAlt up}&quot;}," calcext:value-type="string">
            <text:p>{"name": "SAU_CANCEL_CURRENT_MODE", "recording": "{LAlt down}{LCtrl down}a{LCtrl up}{LAlt up}"},</text:p>
          </table:table-cell>
        </table:table-row>
        <table:table-row table:style-name="ro1">
          <table:table-cell office:value-type="string" calcext:value-type="string">
            <text:p>SAU Landing – Auto</text:p>
          </table:table-cell>
          <table:table-cell office:value-type="string" calcext:value-type="string">
            <text:p>RAlt+A</text:p>
          </table:table-cell>
          <table:table-cell table:formula="of:=SUBSTITUTE(SUBSTITUTE(SUBSTITUTE(UPPER([.A8]);&quot;– &quot;;&quot;&quot;);&quot; &quot;;&quot;_&quot;);&quot;/&quot;;&quot;&quot;)" office:value-type="string" office:string-value="SAU_LANDING_AUTO" calcext:value-type="string">
            <text:p>SAU_LANDING_AUTO</text:p>
          </table:table-cell>
          <table:table-cell office:value-type="string" calcext:value-type="string">
            <text:p>{RAlt down}a{R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8];&quot;&quot;&quot;&quot;;&quot;, &quot;)" office:value-type="string" office:string-value="&quot;name&quot;: &quot;SAU_LANDING_AUTO&quot;, " calcext:value-type="string">
            <text:p>"name": "SAU_LANDING_AUTO", </text:p>
          </table:table-cell>
          <table:table-cell table:formula="of:=CONCATENATE(&quot;&quot;&quot;recording&quot;&quot;&quot;;&quot;: &quot;;&quot;&quot;&quot;&quot;;[.D8];&quot;&quot;&quot;&quot;;)" office:value-type="string" office:string-value="&quot;recording&quot;: &quot;{RAlt down}a{RAlt up}&quot;" calcext:value-type="string">
            <text:p>"recording": "{RAlt down}a{RAlt up}"</text:p>
          </table:table-cell>
          <table:table-cell office:value-type="string" calcext:value-type="string">
            <text:p>},</text:p>
          </table:table-cell>
          <table:table-cell table:formula="of:=CONCATENATE([.E8];[.F8];[.G8];[.H8])" office:value-type="string" office:string-value="{&quot;name&quot;: &quot;SAU_LANDING_AUTO&quot;, &quot;recording&quot;: &quot;{RAlt down}a{RAlt up}&quot;}," calcext:value-type="string">
            <text:p>{"name": "SAU_LANDING_AUTO", "recording": "{RAlt down}a{RAlt up}"},</text:p>
          </table:table-cell>
        </table:table-row>
        <table:table-row table:style-name="ro1">
          <table:table-cell office:value-type="string" calcext:value-type="string">
            <text:p>SAU Landing – Command</text:p>
          </table:table-cell>
          <table:table-cell office:value-type="string" calcext:value-type="string">
            <text:p>RShift+A</text:p>
          </table:table-cell>
          <table:table-cell table:formula="of:=SUBSTITUTE(SUBSTITUTE(SUBSTITUTE(UPPER([.A9]);&quot;– &quot;;&quot;&quot;);&quot; &quot;;&quot;_&quot;);&quot;/&quot;;&quot;&quot;)" office:value-type="string" office:string-value="SAU_LANDING_COMMAND" calcext:value-type="string">
            <text:p>SAU_LANDING_COMMAND</text:p>
          </table:table-cell>
          <table:table-cell office:value-type="string" calcext:value-type="string">
            <text:p>{RShift down}a{R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9];&quot;&quot;&quot;&quot;;&quot;, &quot;)" office:value-type="string" office:string-value="&quot;name&quot;: &quot;SAU_LANDING_COMMAND&quot;, " calcext:value-type="string">
            <text:p>"name": "SAU_LANDING_COMMAND", </text:p>
          </table:table-cell>
          <table:table-cell table:formula="of:=CONCATENATE(&quot;&quot;&quot;recording&quot;&quot;&quot;;&quot;: &quot;;&quot;&quot;&quot;&quot;;[.D9];&quot;&quot;&quot;&quot;;)" office:value-type="string" office:string-value="&quot;recording&quot;: &quot;{RShift down}a{RShift up}&quot;" calcext:value-type="string">
            <text:p>"recording": "{RShift down}a{RShift up}"</text:p>
          </table:table-cell>
          <table:table-cell office:value-type="string" calcext:value-type="string">
            <text:p>},</text:p>
          </table:table-cell>
          <table:table-cell table:formula="of:=CONCATENATE([.E9];[.F9];[.G9];[.H9])" office:value-type="string" office:string-value="{&quot;name&quot;: &quot;SAU_LANDING_COMMAND&quot;, &quot;recording&quot;: &quot;{RShift down}a{RShift up}&quot;}," calcext:value-type="string">
            <text:p>{"name": "SAU_LANDING_COMMAND", "recording": "{RShift down}a{RShift up}"},</text:p>
          </table:table-cell>
        </table:table-row>
        <table:table-row table:style-name="ro1">
          <table:table-cell office:value-type="string" calcext:value-type="string">
            <text:p>SAU Landing – Cancel</text:p>
          </table:table-cell>
          <table:table-cell office:value-type="string" calcext:value-type="string">
            <text:p>RAlt+RShift+A</text:p>
          </table:table-cell>
          <table:table-cell table:formula="of:=SUBSTITUTE(SUBSTITUTE(SUBSTITUTE(UPPER([.A10]);&quot;– &quot;;&quot;&quot;);&quot; &quot;;&quot;_&quot;);&quot;/&quot;;&quot;&quot;)" office:value-type="string" office:string-value="SAU_LANDING_CANCEL" calcext:value-type="string">
            <text:p>SAU_LANDING_CANCEL</text:p>
          </table:table-cell>
          <table:table-cell office:value-type="string" calcext:value-type="string">
            <text:p>{RAlt down}{RShift down}a{RShift up}{R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0];&quot;&quot;&quot;&quot;;&quot;, &quot;)" office:value-type="string" office:string-value="&quot;name&quot;: &quot;SAU_LANDING_CANCEL&quot;, " calcext:value-type="string">
            <text:p>"name": "SAU_LANDING_CANCEL", </text:p>
          </table:table-cell>
          <table:table-cell table:formula="of:=CONCATENATE(&quot;&quot;&quot;recording&quot;&quot;&quot;;&quot;: &quot;;&quot;&quot;&quot;&quot;;[.D10];&quot;&quot;&quot;&quot;;)" office:value-type="string" office:string-value="&quot;recording&quot;: &quot;{RAlt down}{RShift down}a{RShift up}{RAlt up}&quot;" calcext:value-type="string">
            <text:p>"recording": "{RAlt down}{RShift down}a{RShift up}{RAlt up}"</text:p>
          </table:table-cell>
          <table:table-cell office:value-type="string" calcext:value-type="string">
            <text:p>},</text:p>
          </table:table-cell>
          <table:table-cell table:formula="of:=CONCATENATE([.E10];[.F10];[.G10];[.H10])" office:value-type="string" office:string-value="{&quot;name&quot;: &quot;SAU_LANDING_CANCEL&quot;, &quot;recording&quot;: &quot;{RAlt down}{RShift down}a{RShift up}{RAlt up}&quot;}," calcext:value-type="string">
            <text:p>{"name": "SAU_LANDING_CANCEL", "recording": "{RAlt down}{RShift down}a{RShift up}{RAlt up}"},</text:p>
          </table:table-cell>
        </table:table-row>
        <table:table-row table:style-name="ro1">
          <table:table-cell office:value-type="string" calcext:value-type="string">
            <text:p>Gears Handle lock released</text:p>
          </table:table-cell>
          <table:table-cell office:value-type="string" calcext:value-type="string">
            <text:p>RShift+G</text:p>
          </table:table-cell>
          <table:table-cell table:formula="of:=SUBSTITUTE(SUBSTITUTE(SUBSTITUTE(UPPER([.A11]);&quot;– &quot;;&quot;&quot;);&quot; &quot;;&quot;_&quot;);&quot;/&quot;;&quot;&quot;)" office:value-type="string" office:string-value="GEARS_HANDLE_LOCK_RELEASED" calcext:value-type="string">
            <text:p>GEARS_HANDLE_LOCK_RELEASED</text:p>
          </table:table-cell>
          <table:table-cell office:value-type="string" calcext:value-type="string">
            <text:p>{RShift down}g{R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1];&quot;&quot;&quot;&quot;;&quot;, &quot;)" office:value-type="string" office:string-value="&quot;name&quot;: &quot;GEARS_HANDLE_LOCK_RELEASED&quot;, " calcext:value-type="string">
            <text:p>"name": "GEARS_HANDLE_LOCK_RELEASED", </text:p>
          </table:table-cell>
          <table:table-cell table:formula="of:=CONCATENATE(&quot;&quot;&quot;recording&quot;&quot;&quot;;&quot;: &quot;;&quot;&quot;&quot;&quot;;[.D11];&quot;&quot;&quot;&quot;;)" office:value-type="string" office:string-value="&quot;recording&quot;: &quot;{RShift down}g{RShift up}&quot;" calcext:value-type="string">
            <text:p>"recording": "{RShift down}g{RShift up}"</text:p>
          </table:table-cell>
          <table:table-cell office:value-type="string" calcext:value-type="string">
            <text:p>},</text:p>
          </table:table-cell>
          <table:table-cell table:formula="of:=CONCATENATE([.E11];[.F11];[.G11];[.H11])" office:value-type="string" office:string-value="{&quot;name&quot;: &quot;GEARS_HANDLE_LOCK_RELEASED&quot;, &quot;recording&quot;: &quot;{RShift down}g{RShift up}&quot;}," calcext:value-type="string">
            <text:p>{"name": "GEARS_HANDLE_LOCK_RELEASED", "recording": "{RShift down}g{RShift up}"},</text:p>
          </table:table-cell>
        </table:table-row>
        <table:table-row table:style-name="ro1">
          <table:table-cell office:value-type="string" calcext:value-type="string">
            <text:p>Gears Up</text:p>
          </table:table-cell>
          <table:table-cell office:value-type="string" calcext:value-type="string">
            <text:p>G</text:p>
          </table:table-cell>
          <table:table-cell table:formula="of:=SUBSTITUTE(SUBSTITUTE(SUBSTITUTE(UPPER([.A12]);&quot;– &quot;;&quot;&quot;);&quot; &quot;;&quot;_&quot;);&quot;/&quot;;&quot;&quot;)" office:value-type="string" office:string-value="GEARS_UP" calcext:value-type="string">
            <text:p>GEARS_U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2];&quot;&quot;&quot;&quot;;&quot;, &quot;)" office:value-type="string" office:string-value="&quot;name&quot;: &quot;GEARS_UP&quot;, " calcext:value-type="string">
            <text:p>"name": "GEARS_UP", </text:p>
          </table:table-cell>
          <table:table-cell table:formula="of:=CONCATENATE(&quot;&quot;&quot;recording&quot;&quot;&quot;;&quot;: &quot;;&quot;&quot;&quot;&quot;;[.D12];&quot;&quot;&quot;&quot;;)" office:value-type="string" office:string-value="&quot;recording&quot;: &quot;g&quot;" calcext:value-type="string">
            <text:p>"recording": "g"</text:p>
          </table:table-cell>
          <table:table-cell office:value-type="string" calcext:value-type="string">
            <text:p>},</text:p>
          </table:table-cell>
          <table:table-cell table:formula="of:=CONCATENATE([.E12];[.F12];[.G12];[.H12])" office:value-type="string" office:string-value="{&quot;name&quot;: &quot;GEARS_UP&quot;, &quot;recording&quot;: &quot;g&quot;}," calcext:value-type="string">
            <text:p>{"name": "GEARS_UP", "recording": "g"},</text:p>
          </table:table-cell>
        </table:table-row>
        <table:table-row table:style-name="ro1">
          <table:table-cell office:value-type="string" calcext:value-type="string">
            <text:p>Gears Neutral</text:p>
          </table:table-cell>
          <table:table-cell office:value-type="string" calcext:value-type="string">
            <text:p>LCtrl+G</text:p>
          </table:table-cell>
          <table:table-cell table:formula="of:=SUBSTITUTE(SUBSTITUTE(SUBSTITUTE(UPPER([.A13]);&quot;– &quot;;&quot;&quot;);&quot; &quot;;&quot;_&quot;);&quot;/&quot;;&quot;&quot;)" office:value-type="string" office:string-value="GEARS_NEUTRAL" calcext:value-type="string">
            <text:p>GEARS_NEUTRAL</text:p>
          </table:table-cell>
          <table:table-cell office:value-type="string" calcext:value-type="string">
            <text:p>{LCtrl down}g{LCtrl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3];&quot;&quot;&quot;&quot;;&quot;, &quot;)" office:value-type="string" office:string-value="&quot;name&quot;: &quot;GEARS_NEUTRAL&quot;, " calcext:value-type="string">
            <text:p>"name": "GEARS_NEUTRAL", </text:p>
          </table:table-cell>
          <table:table-cell table:formula="of:=CONCATENATE(&quot;&quot;&quot;recording&quot;&quot;&quot;;&quot;: &quot;;&quot;&quot;&quot;&quot;;[.D13];&quot;&quot;&quot;&quot;;)" office:value-type="string" office:string-value="&quot;recording&quot;: &quot;{LCtrl down}g{LCtrl up}&quot;" calcext:value-type="string">
            <text:p>"recording": "{LCtrl down}g{LCtrl up}"</text:p>
          </table:table-cell>
          <table:table-cell office:value-type="string" calcext:value-type="string">
            <text:p>},</text:p>
          </table:table-cell>
          <table:table-cell table:formula="of:=CONCATENATE([.E13];[.F13];[.G13];[.H13])" office:value-type="string" office:string-value="{&quot;name&quot;: &quot;GEARS_NEUTRAL&quot;, &quot;recording&quot;: &quot;{LCtrl down}g{LCtrl up}&quot;}," calcext:value-type="string">
            <text:p>{"name": "GEARS_NEUTRAL", "recording": "{LCtrl down}g{LCtrl up}"},</text:p>
          </table:table-cell>
        </table:table-row>
        <table:table-row table:style-name="ro1">
          <table:table-cell office:value-type="string" calcext:value-type="string">
            <text:p>Gears Down</text:p>
          </table:table-cell>
          <table:table-cell office:value-type="string" calcext:value-type="string">
            <text:p>LShift+G</text:p>
          </table:table-cell>
          <table:table-cell table:formula="of:=SUBSTITUTE(SUBSTITUTE(SUBSTITUTE(UPPER([.A14]);&quot;– &quot;;&quot;&quot;);&quot; &quot;;&quot;_&quot;);&quot;/&quot;;&quot;&quot;)" office:value-type="string" office:string-value="GEARS_DOWN" calcext:value-type="string">
            <text:p>GEARS_DOWN</text:p>
          </table:table-cell>
          <table:table-cell office:value-type="string" calcext:value-type="string">
            <text:p>{LShift down}g{L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4];&quot;&quot;&quot;&quot;;&quot;, &quot;)" office:value-type="string" office:string-value="&quot;name&quot;: &quot;GEARS_DOWN&quot;, " calcext:value-type="string">
            <text:p>"name": "GEARS_DOWN", </text:p>
          </table:table-cell>
          <table:table-cell table:formula="of:=CONCATENATE(&quot;&quot;&quot;recording&quot;&quot;&quot;;&quot;: &quot;;&quot;&quot;&quot;&quot;;[.D14];&quot;&quot;&quot;&quot;;)" office:value-type="string" office:string-value="&quot;recording&quot;: &quot;{LShift down}g{LShift up}&quot;" calcext:value-type="string">
            <text:p>"recording": "{LShift down}g{LShift up}"</text:p>
          </table:table-cell>
          <table:table-cell office:value-type="string" calcext:value-type="string">
            <text:p>},</text:p>
          </table:table-cell>
          <table:table-cell table:formula="of:=CONCATENATE([.E14];[.F14];[.G14];[.H14])" office:value-type="string" office:string-value="{&quot;name&quot;: &quot;GEARS_DOWN&quot;, &quot;recording&quot;: &quot;{LShift down}g{LShift up}&quot;}," calcext:value-type="string">
            <text:p>{"name": "GEARS_DOWN", "recording": "{LShift down}g{LShift up}"},</text:p>
          </table:table-cell>
        </table:table-row>
        <table:table-row table:style-name="ro1">
          <table:table-cell office:value-type="string" calcext:value-type="string">
            <text:p>Gears Handle lock engaged</text:p>
          </table:table-cell>
          <table:table-cell office:value-type="string" calcext:value-type="string">
            <text:p>RCtrl+G</text:p>
          </table:table-cell>
          <table:table-cell table:formula="of:=SUBSTITUTE(SUBSTITUTE(SUBSTITUTE(UPPER([.A15]);&quot;– &quot;;&quot;&quot;);&quot; &quot;;&quot;_&quot;);&quot;/&quot;;&quot;&quot;)" office:value-type="string" office:string-value="GEARS_HANDLE_LOCK_ENGAGED" calcext:value-type="string">
            <text:p>GEARS_HANDLE_LOCK_ENGAGED</text:p>
          </table:table-cell>
          <table:table-cell office:value-type="string" calcext:value-type="string">
            <text:p>{RCtrl down}g{RCtrl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5];&quot;&quot;&quot;&quot;;&quot;, &quot;)" office:value-type="string" office:string-value="&quot;name&quot;: &quot;GEARS_HANDLE_LOCK_ENGAGED&quot;, " calcext:value-type="string">
            <text:p>"name": "GEARS_HANDLE_LOCK_ENGAGED", </text:p>
          </table:table-cell>
          <table:table-cell table:formula="of:=CONCATENATE(&quot;&quot;&quot;recording&quot;&quot;&quot;;&quot;: &quot;;&quot;&quot;&quot;&quot;;[.D15];&quot;&quot;&quot;&quot;;)" office:value-type="string" office:string-value="&quot;recording&quot;: &quot;{RCtrl down}g{RCtrl up}&quot;" calcext:value-type="string">
            <text:p>"recording": "{RCtrl down}g{RCtrl up}"</text:p>
          </table:table-cell>
          <table:table-cell office:value-type="string" calcext:value-type="string">
            <text:p>},</text:p>
          </table:table-cell>
          <table:table-cell table:formula="of:=CONCATENATE([.E15];[.F15];[.G15];[.H15])" office:value-type="string" office:string-value="{&quot;name&quot;: &quot;GEARS_HANDLE_LOCK_ENGAGED&quot;, &quot;recording&quot;: &quot;{RCtrl down}g{RCtrl up}&quot;}," calcext:value-type="string">
            <text:p>{"name": "GEARS_HANDLE_LOCK_ENGAGED", "recording": "{RCtrl down}g{RCtrl up}"},</text:p>
          </table:table-cell>
        </table:table-row>
        <table:table-row table:style-name="ro1">
          <table:table-cell office:value-type="string" calcext:value-type="string">
            <text:p>Radar off</text:p>
          </table:table-cell>
          <table:table-cell office:value-type="string" calcext:value-type="string">
            <text:p>LCtrl+LShift+4</text:p>
          </table:table-cell>
          <table:table-cell office:value-type="string" calcext:value-type="string">
            <text:p>RADAR_OFF</text:p>
          </table:table-cell>
          <table:table-cell office:value-type="string" calcext:value-type="string">
            <text:p>{LCtrl down}{LShift down}4{LShift up}{LCtrl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6];&quot;&quot;&quot;&quot;;&quot;, &quot;)" office:value-type="string" office:string-value="&quot;name&quot;: &quot;RADAR_OFF&quot;, " calcext:value-type="string">
            <text:p>"name": "RADAR_OFF", </text:p>
          </table:table-cell>
          <table:table-cell table:formula="of:=CONCATENATE(&quot;&quot;&quot;recording&quot;&quot;&quot;;&quot;: &quot;;&quot;&quot;&quot;&quot;;[.D16];&quot;&quot;&quot;&quot;;)" office:value-type="string" office:string-value="&quot;recording&quot;: &quot;{LCtrl down}{LShift down}4{LShift up}{LCtrl up}&quot;" calcext:value-type="string">
            <text:p>"recording": "{LCtrl down}{LShift down}4{LShift up}{LCtrl up}"</text:p>
          </table:table-cell>
          <table:table-cell office:value-type="string" calcext:value-type="string">
            <text:p>},</text:p>
          </table:table-cell>
          <table:table-cell table:formula="of:=CONCATENATE([.E16];[.F16];[.G16];[.H16])" office:value-type="string" office:string-value="{&quot;name&quot;: &quot;RADAR_OFF&quot;, &quot;recording&quot;: &quot;{LCtrl down}{LShift down}4{LShift up}{LCtrl up}&quot;}," calcext:value-type="string">
            <text:p>{"name": "RADAR_OFF", "recording": "{LCtrl down}{LShift down}4{LShift up}{LCtrl up}"},</text:p>
          </table:table-cell>
        </table:table-row>
        <table:table-row table:style-name="ro1">
          <table:table-cell office:value-type="string" calcext:value-type="string">
            <text:p>Radar standby</text:p>
          </table:table-cell>
          <table:table-cell office:value-type="string" calcext:value-type="string">
            <text:p>LAlt+4</text:p>
          </table:table-cell>
          <table:table-cell office:value-type="string" calcext:value-type="string">
            <text:p>RADAR_STANDBY</text:p>
          </table:table-cell>
          <table:table-cell office:value-type="string" calcext:value-type="string">
            <text:p>{LAlt down}4{L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7];&quot;&quot;&quot;&quot;;&quot;, &quot;)" office:value-type="string" office:string-value="&quot;name&quot;: &quot;RADAR_STANDBY&quot;, " calcext:value-type="string">
            <text:p>"name": "RADAR_STANDBY", </text:p>
          </table:table-cell>
          <table:table-cell table:formula="of:=CONCATENATE(&quot;&quot;&quot;recording&quot;&quot;&quot;;&quot;: &quot;;&quot;&quot;&quot;&quot;;[.D17];&quot;&quot;&quot;&quot;;)" office:value-type="string" office:string-value="&quot;recording&quot;: &quot;{LAlt down}4{LAlt up}&quot;" calcext:value-type="string">
            <text:p>"recording": "{LAlt down}4{LAlt up}"</text:p>
          </table:table-cell>
          <table:table-cell office:value-type="string" calcext:value-type="string">
            <text:p>},</text:p>
          </table:table-cell>
          <table:table-cell table:formula="of:=CONCATENATE([.E17];[.F17];[.G17];[.H17])" office:value-type="string" office:string-value="{&quot;name&quot;: &quot;RADAR_STANDBY&quot;, &quot;recording&quot;: &quot;{LAlt down}4{LAlt up}&quot;}," calcext:value-type="string">
            <text:p>{"name": "RADAR_STANDBY", "recording": "{LAlt down}4{LAlt up}"},</text:p>
          </table:table-cell>
        </table:table-row>
        <table:table-row table:style-name="ro1">
          <table:table-cell office:value-type="string" calcext:value-type="string">
            <text:p>Radar on</text:p>
          </table:table-cell>
          <table:table-cell office:value-type="string" calcext:value-type="string">
            <text:p>LAlt+LShift+4</text:p>
          </table:table-cell>
          <table:table-cell office:value-type="string" calcext:value-type="string">
            <text:p>RADAR_ON</text:p>
          </table:table-cell>
          <table:table-cell office:value-type="string" calcext:value-type="string">
            <text:p>{LAlt down}{LShift down}4{LShift up}{L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8];&quot;&quot;&quot;&quot;;&quot;, &quot;)" office:value-type="string" office:string-value="&quot;name&quot;: &quot;RADAR_ON&quot;, " calcext:value-type="string">
            <text:p>"name": "RADAR_ON", </text:p>
          </table:table-cell>
          <table:table-cell table:formula="of:=CONCATENATE(&quot;&quot;&quot;recording&quot;&quot;&quot;;&quot;: &quot;;&quot;&quot;&quot;&quot;;[.D18];&quot;&quot;&quot;&quot;;)" office:value-type="string" office:string-value="&quot;recording&quot;: &quot;{LAlt down}{LShift down}4{LShift up}{LAlt up}&quot;" calcext:value-type="string">
            <text:p>"recording": "{LAlt down}{LShift down}4{LShift up}{LAlt up}"</text:p>
          </table:table-cell>
          <table:table-cell office:value-type="string" calcext:value-type="string">
            <text:p>},</text:p>
          </table:table-cell>
          <table:table-cell table:formula="of:=CONCATENATE([.E18];[.F18];[.G18];[.H18])" office:value-type="string" office:string-value="{&quot;name&quot;: &quot;RADAR_ON&quot;, &quot;recording&quot;: &quot;{LAlt down}{LShift down}4{LShift up}{LAlt up}&quot;}," calcext:value-type="string">
            <text:p>{"name": "RADAR_ON", "recording": "{LAlt down}{LShift down}4{LShift up}{LAlt up}"},</text:p>
          </table:table-cell>
        </table:table-row>
        <table:table-row table:style-name="ro1">
          <table:table-cell office:value-type="string" calcext:value-type="string">
            <text:p>Low altitude filter off</text:p>
          </table:table-cell>
          <table:table-cell office:value-type="string" calcext:value-type="string">
            <text:p>LCtrl+LShift+5</text:p>
          </table:table-cell>
          <table:table-cell office:value-type="string" calcext:value-type="string">
            <text:p>RADAR_ALT_OFF</text:p>
          </table:table-cell>
          <table:table-cell office:value-type="string" calcext:value-type="string">
            <text:p>{LCtrl down}{LShift down}5{LShift up}{LCtrl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9];&quot;&quot;&quot;&quot;;&quot;, &quot;)" office:value-type="string" office:string-value="&quot;name&quot;: &quot;RADAR_ALT_OFF&quot;, " calcext:value-type="string">
            <text:p>"name": "RADAR_ALT_OFF", </text:p>
          </table:table-cell>
          <table:table-cell table:formula="of:=CONCATENATE(&quot;&quot;&quot;recording&quot;&quot;&quot;;&quot;: &quot;;&quot;&quot;&quot;&quot;;[.D19];&quot;&quot;&quot;&quot;;)" office:value-type="string" office:string-value="&quot;recording&quot;: &quot;{LCtrl down}{LShift down}5{LShift up}{LCtrl up}&quot;" calcext:value-type="string">
            <text:p>"recording": "{LCtrl down}{LShift down}5{LShift up}{LCtrl up}"</text:p>
          </table:table-cell>
          <table:table-cell office:value-type="string" calcext:value-type="string">
            <text:p>},</text:p>
          </table:table-cell>
          <table:table-cell table:formula="of:=CONCATENATE([.E19];[.F19];[.G19];[.H19])" office:value-type="string" office:string-value="{&quot;name&quot;: &quot;RADAR_ALT_OFF&quot;, &quot;recording&quot;: &quot;{LCtrl down}{LShift down}5{LShift up}{LCtrl up}&quot;}," calcext:value-type="string">
            <text:p>{"name": "RADAR_ALT_OFF", "recording": "{LCtrl down}{LShift down}5{LShift up}{LCtrl up}"},</text:p>
          </table:table-cell>
        </table:table-row>
        <table:table-row table:style-name="ro1">
          <table:table-cell office:value-type="string" calcext:value-type="string">
            <text:p>Low altitude filter</text:p>
          </table:table-cell>
          <table:table-cell office:value-type="string" calcext:value-type="string">
            <text:p>LAlt+5</text:p>
          </table:table-cell>
          <table:table-cell office:value-type="string" calcext:value-type="string">
            <text:p>RADAR_ALT_ON</text:p>
          </table:table-cell>
          <table:table-cell office:value-type="string" calcext:value-type="string">
            <text:p>{LAlt down}5{L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20];&quot;&quot;&quot;&quot;;&quot;, &quot;)" office:value-type="string" office:string-value="&quot;name&quot;: &quot;RADAR_ALT_ON&quot;, " calcext:value-type="string">
            <text:p>"name": "RADAR_ALT_ON", </text:p>
          </table:table-cell>
          <table:table-cell table:formula="of:=CONCATENATE(&quot;&quot;&quot;recording&quot;&quot;&quot;;&quot;: &quot;;&quot;&quot;&quot;&quot;;[.D20];&quot;&quot;&quot;&quot;;)" office:value-type="string" office:string-value="&quot;recording&quot;: &quot;{LAlt down}5{LAlt up}&quot;" calcext:value-type="string">
            <text:p>"recording": "{LAlt down}5{LAlt up}"</text:p>
          </table:table-cell>
          <table:table-cell office:value-type="string" calcext:value-type="string">
            <text:p>},</text:p>
          </table:table-cell>
          <table:table-cell table:formula="of:=CONCATENATE([.E20];[.F20];[.G20];[.H20])" office:value-type="string" office:string-value="{&quot;name&quot;: &quot;RADAR_ALT_ON&quot;, &quot;recording&quot;: &quot;{LAlt down}5{LAlt up}&quot;}," calcext:value-type="string">
            <text:p>{"name": "RADAR_ALT_ON", "recording": "{LAlt down}5{LAlt up}"},</text:p>
          </table:table-cell>
        </table:table-row>
        <table:table-row table:style-name="ro1">
          <table:table-cell office:value-type="string" calcext:value-type="string">
            <text:p>Low altitude antenna tilt</text:p>
          </table:table-cell>
          <table:table-cell office:value-type="string" calcext:value-type="string">
            <text:p>LAlt+LShift+5</text:p>
          </table:table-cell>
          <table:table-cell office:value-type="string" calcext:value-type="string">
            <text:p>RADAR_ALT_TILT</text:p>
          </table:table-cell>
          <table:table-cell office:value-type="string" calcext:value-type="string">
            <text:p>{LAlt down}{LShift down}5{LShift up}{L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21];&quot;&quot;&quot;&quot;;&quot;, &quot;)" office:value-type="string" office:string-value="&quot;name&quot;: &quot;RADAR_ALT_TILT&quot;, " calcext:value-type="string">
            <text:p>"name": "RADAR_ALT_TILT", </text:p>
          </table:table-cell>
          <table:table-cell table:formula="of:=CONCATENATE(&quot;&quot;&quot;recording&quot;&quot;&quot;;&quot;: &quot;;&quot;&quot;&quot;&quot;;[.D21];&quot;&quot;&quot;&quot;;)" office:value-type="string" office:string-value="&quot;recording&quot;: &quot;{LAlt down}{LShift down}5{LShift up}{LAlt up}&quot;" calcext:value-type="string">
            <text:p>"recording": "{LAlt down}{LShift down}5{LShift up}{LAlt up}"</text:p>
          </table:table-cell>
          <table:table-cell office:value-type="string" calcext:value-type="string">
            <text:p>},</text:p>
          </table:table-cell>
          <table:table-cell table:formula="of:=CONCATENATE([.E21];[.F21];[.G21];[.H21])" office:value-type="string" office:string-value="{&quot;name&quot;: &quot;RADAR_ALT_TILT&quot;, &quot;recording&quot;: &quot;{LAlt down}{LShift down}5{LShift up}{LAlt up}&quot;}," calcext:value-type="string">
            <text:p>{"name": "RADAR_ALT_TILT", "recording": "{LAlt down}{LShift down}5{LShift up}{LAlt up}"},</text:p>
          </table:table-cell>
        </table:table-row>
        <table:table-row table:style-name="ro1">
          <table:table-cell office:value-type="string" calcext:value-type="string">
            <text:p>Locked beam off</text:p>
          </table:table-cell>
          <table:table-cell office:value-type="string" calcext:value-type="string">
            <text:p>LCtrl+LShift+6</text:p>
          </table:table-cell>
          <table:table-cell office:value-type="string" calcext:value-type="string">
            <text:p>RADAR_BEAM_OFF</text:p>
          </table:table-cell>
          <table:table-cell office:value-type="string" calcext:value-type="string">
            <text:p>{LCtrl down}{LShift down}6{LShift up}{LCtrl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22];&quot;&quot;&quot;&quot;;&quot;, &quot;)" office:value-type="string" office:string-value="&quot;name&quot;: &quot;RADAR_BEAM_OFF&quot;, " calcext:value-type="string">
            <text:p>"name": "RADAR_BEAM_OFF", </text:p>
          </table:table-cell>
          <table:table-cell table:formula="of:=CONCATENATE(&quot;&quot;&quot;recording&quot;&quot;&quot;;&quot;: &quot;;&quot;&quot;&quot;&quot;;[.D22];&quot;&quot;&quot;&quot;;)" office:value-type="string" office:string-value="&quot;recording&quot;: &quot;{LCtrl down}{LShift down}6{LShift up}{LCtrl up}&quot;" calcext:value-type="string">
            <text:p>"recording": "{LCtrl down}{LShift down}6{LShift up}{LCtrl up}"</text:p>
          </table:table-cell>
          <table:table-cell office:value-type="string" calcext:value-type="string">
            <text:p>},</text:p>
          </table:table-cell>
          <table:table-cell table:formula="of:=CONCATENATE([.E22];[.F22];[.G22];[.H22])" office:value-type="string" office:string-value="{&quot;name&quot;: &quot;RADAR_BEAM_OFF&quot;, &quot;recording&quot;: &quot;{LCtrl down}{LShift down}6{LShift up}{LCtrl up}&quot;}," calcext:value-type="string">
            <text:p>{"name": "RADAR_BEAM_OFF", "recording": "{LCtrl down}{LShift down}6{LShift up}{LCtrl up}"},</text:p>
          </table:table-cell>
        </table:table-row>
        <table:table-row table:style-name="ro1">
          <table:table-cell office:value-type="string" calcext:value-type="string">
            <text:p>Locked beam on</text:p>
          </table:table-cell>
          <table:table-cell office:value-type="string" calcext:value-type="string">
            <text:p>LAlt+6</text:p>
          </table:table-cell>
          <table:table-cell office:value-type="string" calcext:value-type="string">
            <text:p>RADAR_BEAM_ON</text:p>
          </table:table-cell>
          <table:table-cell office:value-type="string" calcext:value-type="string">
            <text:p>{LAlt down}6{L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23];&quot;&quot;&quot;&quot;;&quot;, &quot;)" office:value-type="string" office:string-value="&quot;name&quot;: &quot;RADAR_BEAM_ON&quot;, " calcext:value-type="string">
            <text:p>"name": "RADAR_BEAM_ON", </text:p>
          </table:table-cell>
          <table:table-cell table:formula="of:=CONCATENATE(&quot;&quot;&quot;recording&quot;&quot;&quot;;&quot;: &quot;;&quot;&quot;&quot;&quot;;[.D23];&quot;&quot;&quot;&quot;;)" office:value-type="string" office:string-value="&quot;recording&quot;: &quot;{LAlt down}6{LAlt up}&quot;" calcext:value-type="string">
            <text:p>"recording": "{LAlt down}6{LAlt up}"</text:p>
          </table:table-cell>
          <table:table-cell office:value-type="string" calcext:value-type="string">
            <text:p>},</text:p>
          </table:table-cell>
          <table:table-cell table:formula="of:=CONCATENATE([.E23];[.F23];[.G23];[.H23])" office:value-type="string" office:string-value="{&quot;name&quot;: &quot;RADAR_BEAM_ON&quot;, &quot;recording&quot;: &quot;{LAlt down}6{LAlt up}&quot;}," calcext:value-type="string">
            <text:p>{"name": "RADAR_BEAM_ON", "recording": "{LAlt down}6{LAlt up}"},</text:p>
          </table:table-cell>
        </table:table-row>
        <table:table-row table:style-name="ro1">
          <table:table-cell office:value-type="string" calcext:value-type="string">
            <text:p>Filter – active</text:p>
          </table:table-cell>
          <table:table-cell office:value-type="string" calcext:value-type="string">
            <text:p>LShift+Q</text:p>
          </table:table-cell>
          <table:table-cell office:value-type="string" calcext:value-type="string">
            <text:p>FILTER_ACTIVE</text:p>
          </table:table-cell>
          <table:table-cell office:value-type="string" calcext:value-type="string">
            <text:p>{LShift down}q{L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24];&quot;&quot;&quot;&quot;;&quot;, &quot;)" office:value-type="string" office:string-value="&quot;name&quot;: &quot;FILTER_ACTIVE&quot;, " calcext:value-type="string">
            <text:p>"name": "FILTER_ACTIVE", </text:p>
          </table:table-cell>
          <table:table-cell table:formula="of:=CONCATENATE(&quot;&quot;&quot;recording&quot;&quot;&quot;;&quot;: &quot;;&quot;&quot;&quot;&quot;;[.D24];&quot;&quot;&quot;&quot;;)" office:value-type="string" office:string-value="&quot;recording&quot;: &quot;{LShift down}q{LShift up}&quot;" calcext:value-type="string">
            <text:p>"recording": "{LShift down}q{LShift up}"</text:p>
          </table:table-cell>
          <table:table-cell office:value-type="string" calcext:value-type="string">
            <text:p>},</text:p>
          </table:table-cell>
          <table:table-cell table:formula="of:=CONCATENATE([.E24];[.F24];[.G24];[.H24])" office:value-type="string" office:string-value="{&quot;name&quot;: &quot;FILTER_ACTIVE&quot;, &quot;recording&quot;: &quot;{LShift down}q{LShift up}&quot;}," calcext:value-type="string">
            <text:p>{"name": "FILTER_ACTIVE", "recording": "{LShift down}q{LShift up}"},</text:p>
          </table:table-cell>
        </table:table-row>
        <table:table-row table:style-name="ro1">
          <table:table-cell office:value-type="string" calcext:value-type="string">
            <text:p>Filter – mixed</text:p>
          </table:table-cell>
          <table:table-cell office:value-type="string" calcext:value-type="string">
            <text:p>LShift+W</text:p>
          </table:table-cell>
          <table:table-cell office:value-type="string" calcext:value-type="string">
            <text:p>FILTER_MIXED</text:p>
          </table:table-cell>
          <table:table-cell office:value-type="string" calcext:value-type="string">
            <text:p>{LShift down}w{L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25];&quot;&quot;&quot;&quot;;&quot;, &quot;)" office:value-type="string" office:string-value="&quot;name&quot;: &quot;FILTER_MIXED&quot;, " calcext:value-type="string">
            <text:p>"name": "FILTER_MIXED", </text:p>
          </table:table-cell>
          <table:table-cell table:formula="of:=CONCATENATE(&quot;&quot;&quot;recording&quot;&quot;&quot;;&quot;: &quot;;&quot;&quot;&quot;&quot;;[.D25];&quot;&quot;&quot;&quot;;)" office:value-type="string" office:string-value="&quot;recording&quot;: &quot;{LShift down}w{LShift up}&quot;" calcext:value-type="string">
            <text:p>"recording": "{LShift down}w{LShift up}"</text:p>
          </table:table-cell>
          <table:table-cell office:value-type="string" calcext:value-type="string">
            <text:p>},</text:p>
          </table:table-cell>
          <table:table-cell table:formula="of:=CONCATENATE([.E25];[.F25];[.G25];[.H25])" office:value-type="string" office:string-value="{&quot;name&quot;: &quot;FILTER_MIXED&quot;, &quot;recording&quot;: &quot;{LShift down}w{LShift up}&quot;}," calcext:value-type="string">
            <text:p>{"name": "FILTER_MIXED", "recording": "{LShift down}w{LShift up}"},</text:p>
          </table:table-cell>
        </table:table-row>
        <table:table-row table:style-name="ro1">
          <table:table-cell office:value-type="string" calcext:value-type="string">
            <text:p>Filter – passive</text:p>
          </table:table-cell>
          <table:table-cell office:value-type="string" calcext:value-type="string">
            <text:p>LShift+E</text:p>
          </table:table-cell>
          <table:table-cell office:value-type="string" calcext:value-type="string">
            <text:p>FILTER_PASSIVE</text:p>
          </table:table-cell>
          <table:table-cell office:value-type="string" calcext:value-type="string">
            <text:p>{LShift down}e{L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26];&quot;&quot;&quot;&quot;;&quot;, &quot;)" office:value-type="string" office:string-value="&quot;name&quot;: &quot;FILTER_PASSIVE&quot;, " calcext:value-type="string">
            <text:p>"name": "FILTER_PASSIVE", </text:p>
          </table:table-cell>
          <table:table-cell table:formula="of:=CONCATENATE(&quot;&quot;&quot;recording&quot;&quot;&quot;;&quot;: &quot;;&quot;&quot;&quot;&quot;;[.D26];&quot;&quot;&quot;&quot;;)" office:value-type="string" office:string-value="&quot;recording&quot;: &quot;{LShift down}e{LShift up}&quot;" calcext:value-type="string">
            <text:p>"recording": "{LShift down}e{LShift up}"</text:p>
          </table:table-cell>
          <table:table-cell office:value-type="string" calcext:value-type="string">
            <text:p>},</text:p>
          </table:table-cell>
          <table:table-cell table:formula="of:=CONCATENATE([.E26];[.F26];[.G26];[.H26])" office:value-type="string" office:string-value="{&quot;name&quot;: &quot;FILTER_PASSIVE&quot;, &quot;recording&quot;: &quot;{LShift down}e{LShift up}&quot;}," calcext:value-type="string">
            <text:p>{"name": "FILTER_PASSIVE", "recording": "{LShift down}e{LShift up}"},</text:p>
          </table:table-cell>
        </table:table-row>
        <table:table-row table:style-name="ro1">
          <table:table-cell office:value-type="string" calcext:value-type="string">
            <text:p>Filter – wea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ILTER_WEA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27];&quot;&quot;&quot;&quot;;&quot;, &quot;)" office:value-type="string" office:string-value="&quot;name&quot;: &quot;FILTER_WEATHER&quot;, " calcext:value-type="string">
            <text:p>"name": "FILTER_WEATHER", </text:p>
          </table:table-cell>
          <table:table-cell table:formula="of:=CONCATENATE(&quot;&quot;&quot;recording&quot;&quot;&quot;;&quot;: &quot;;&quot;&quot;&quot;&quot;;[.D27];&quot;&quot;&quot;&quot;;)" office:value-type="string" office:string-value="&quot;recording&quot;: &quot;R&quot;" calcext:value-type="string">
            <text:p>"recording": "R"</text:p>
          </table:table-cell>
          <table:table-cell office:value-type="string" calcext:value-type="string">
            <text:p>},</text:p>
          </table:table-cell>
          <table:table-cell table:formula="of:=CONCATENATE([.E27];[.F27];[.G27];[.H27])" office:value-type="string" office:string-value="{&quot;name&quot;: &quot;FILTER_WEATHER&quot;, &quot;recording&quot;: &quot;R&quot;}," calcext:value-type="string">
            <text:p>{"name": "FILTER_WEATHER", "recording": "R"},</text:p>
          </table:table-cell>
        </table:table-row>
        <table:table-row table:style-name="ro1">
          <table:table-cell office:value-type="string" calcext:value-type="string">
            <text:p>Filter – IFF</text:p>
          </table:table-cell>
          <table:table-cell office:value-type="string" calcext:value-type="string">
            <text:p>LShift+A</text:p>
          </table:table-cell>
          <table:table-cell office:value-type="string" calcext:value-type="string">
            <text:p>FILTER_IFF</text:p>
          </table:table-cell>
          <table:table-cell office:value-type="string" calcext:value-type="string">
            <text:p>{LShift down}a{L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28];&quot;&quot;&quot;&quot;;&quot;, &quot;)" office:value-type="string" office:string-value="&quot;name&quot;: &quot;FILTER_IFF&quot;, " calcext:value-type="string">
            <text:p>"name": "FILTER_IFF", </text:p>
          </table:table-cell>
          <table:table-cell table:formula="of:=CONCATENATE(&quot;&quot;&quot;recording&quot;&quot;&quot;;&quot;: &quot;;&quot;&quot;&quot;&quot;;[.D28];&quot;&quot;&quot;&quot;;)" office:value-type="string" office:string-value="&quot;recording&quot;: &quot;{LShift down}a{LShift up}&quot;" calcext:value-type="string">
            <text:p>"recording": "{LShift down}a{LShift up}"</text:p>
          </table:table-cell>
          <table:table-cell office:value-type="string" calcext:value-type="string">
            <text:p>},</text:p>
          </table:table-cell>
          <table:table-cell table:formula="of:=CONCATENATE([.E28];[.F28];[.G28];[.H28])" office:value-type="string" office:string-value="{&quot;name&quot;: &quot;FILTER_IFF&quot;, &quot;recording&quot;: &quot;{LShift down}a{LShift up}&quot;}," calcext:value-type="string">
            <text:p>{"name": "FILTER_IFF", "recording": "{LShift down}a{LShift up}"},</text:p>
          </table:table-cell>
        </table:table-row>
        <table:table-row table:style-name="ro1">
          <table:table-cell office:value-type="string" calcext:value-type="string">
            <text:p>Filter – Lowspeed</text:p>
          </table:table-cell>
          <table:table-cell office:value-type="string" calcext:value-type="string">
            <text:p>LShift+S</text:p>
          </table:table-cell>
          <table:table-cell office:value-type="string" calcext:value-type="string">
            <text:p>FILTER_LOWSPEED</text:p>
          </table:table-cell>
          <table:table-cell office:value-type="string" calcext:value-type="string">
            <text:p>{LShift down}s{L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29];&quot;&quot;&quot;&quot;;&quot;, &quot;)" office:value-type="string" office:string-value="&quot;name&quot;: &quot;FILTER_LOWSPEED&quot;, " calcext:value-type="string">
            <text:p>"name": "FILTER_LOWSPEED", </text:p>
          </table:table-cell>
          <table:table-cell table:formula="of:=CONCATENATE(&quot;&quot;&quot;recording&quot;&quot;&quot;;&quot;: &quot;;&quot;&quot;&quot;&quot;;[.D29];&quot;&quot;&quot;&quot;;)" office:value-type="string" office:string-value="&quot;recording&quot;: &quot;{LShift down}s{LShift up}&quot;" calcext:value-type="string">
            <text:p>"recording": "{LShift down}s{LShift up}"</text:p>
          </table:table-cell>
          <table:table-cell office:value-type="string" calcext:value-type="string">
            <text:p>},</text:p>
          </table:table-cell>
          <table:table-cell table:formula="of:=CONCATENATE([.E29];[.F29];[.G29];[.H29])" office:value-type="string" office:string-value="{&quot;name&quot;: &quot;FILTER_LOWSPEED&quot;, &quot;recording&quot;: &quot;{LShift down}s{LShift up}&quot;}," calcext:value-type="string">
            <text:p>{"name": "FILTER_LOWSPEED", "recording": "{LShift down}s{LShift up}"},</text:p>
          </table:table-cell>
        </table:table-row>
        <table:table-row table:style-name="ro1">
          <table:table-cell office:value-type="string" calcext:value-type="string">
            <text:p>Filter – self-test</text:p>
          </table:table-cell>
          <table:table-cell office:value-type="string" calcext:value-type="string">
            <text:p>LShift+D</text:p>
          </table:table-cell>
          <table:table-cell office:value-type="string" calcext:value-type="string">
            <text:p>FILTER_SELFTEST</text:p>
          </table:table-cell>
          <table:table-cell office:value-type="string" calcext:value-type="string">
            <text:p>{LShift down}d{L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30];&quot;&quot;&quot;&quot;;&quot;, &quot;)" office:value-type="string" office:string-value="&quot;name&quot;: &quot;FILTER_SELFTEST&quot;, " calcext:value-type="string">
            <text:p>"name": "FILTER_SELFTEST", </text:p>
          </table:table-cell>
          <table:table-cell table:formula="of:=CONCATENATE(&quot;&quot;&quot;recording&quot;&quot;&quot;;&quot;: &quot;;&quot;&quot;&quot;&quot;;[.D30];&quot;&quot;&quot;&quot;;)" office:value-type="string" office:string-value="&quot;recording&quot;: &quot;{LShift down}d{LShift up}&quot;" calcext:value-type="string">
            <text:p>"recording": "{LShift down}d{LShift up}"</text:p>
          </table:table-cell>
          <table:table-cell office:value-type="string" calcext:value-type="string">
            <text:p>},</text:p>
          </table:table-cell>
          <table:table-cell table:formula="of:=CONCATENATE([.E30];[.F30];[.G30];[.H30])" office:value-type="string" office:string-value="{&quot;name&quot;: &quot;FILTER_SELFTEST&quot;, &quot;recording&quot;: &quot;{LShift down}d{LShift up}&quot;}," calcext:value-type="string">
            <text:p>{"name": "FILTER_SELFTEST", "recording": "{LShift down}d{LShift up}"},</text:p>
          </table:table-cell>
        </table:table-row>
        <table:table-row table:style-name="ro1">
          <table:table-cell office:value-type="string" calcext:value-type="string">
            <text:p>Filter – reset</text:p>
          </table:table-cell>
          <table:table-cell office:value-type="string" calcext:value-type="string">
            <text:p>LCtrl+LShift+F</text:p>
          </table:table-cell>
          <table:table-cell office:value-type="string" calcext:value-type="string">
            <text:p>FILTER_CANCEL</text:p>
          </table:table-cell>
          <table:table-cell office:value-type="string" calcext:value-type="string">
            <text:p>{LCtrl down}{LShift down}f{LShift up}{LCtrl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31];&quot;&quot;&quot;&quot;;&quot;, &quot;)" office:value-type="string" office:string-value="&quot;name&quot;: &quot;FILTER_CANCEL&quot;, " calcext:value-type="string">
            <text:p>"name": "FILTER_CANCEL", </text:p>
          </table:table-cell>
          <table:table-cell table:formula="of:=CONCATENATE(&quot;&quot;&quot;recording&quot;&quot;&quot;;&quot;: &quot;;&quot;&quot;&quot;&quot;;[.D31];&quot;&quot;&quot;&quot;;)" office:value-type="string" office:string-value="&quot;recording&quot;: &quot;{LCtrl down}{LShift down}f{LShift up}{LCtrl up}&quot;" calcext:value-type="string">
            <text:p>"recording": "{LCtrl down}{LShift down}f{LShift up}{LCtrl up}"</text:p>
          </table:table-cell>
          <table:table-cell office:value-type="string" calcext:value-type="string">
            <text:p>}</text:p>
          </table:table-cell>
          <table:table-cell table:formula="of:=CONCATENATE([.E31];[.F31];[.G31];[.H31])" office:value-type="string" office:string-value="{&quot;name&quot;: &quot;FILTER_CANCEL&quot;, &quot;recording&quot;: &quot;{LCtrl down}{LShift down}f{LShift up}{LCtrl up}&quot;}" calcext:value-type="string">
            <text:p>{"name": "FILTER_CANCEL", "recording": "{LCtrl down}{LShift down}f{LShift up}{LCtrl up}"}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]</text:p>
          </table:table-cell>
          <table:table-cell table:formula="of:=CONCATENATE([.E32];[.F32];[.G32];[.H32])" office:value-type="string" office:string-value="]" calcext:value-type="string">
            <text:p>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NewRomanPSMT" svg:font-family="TimesNewRomanPSMT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.00.0000</text:date>, <text:time style:data-style-name="N2" text:time-value="13:15:30.0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00:02:33.881000000</meta:creation-date>
    <dc:date>2016-07-16T21:36:16.372000000</dc:date>
    <meta:editing-duration>PT2H55M33S</meta:editing-duration>
    <meta:editing-cycles>13</meta:editing-cycles>
    <meta:generator>LibreOffice/5.1.2.2$Windows_X86_64 LibreOffice_project/d3bf12ecb743fc0d20e0be0c58ca359301eb705f</meta:generator>
    <meta:document-statistic meta:table-count="2" meta:cell-count="479" meta:object-count="0"/>
  </office:meta>
</office:document-meta>
</file>